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font-weight="bold" officeooo:rsid="0081ead8" officeooo:paragraph-rsid="00115058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Liberation Serif" fo:font-size="12pt" fo:font-weight="normal" officeooo:rsid="0179dc41" officeooo:paragraph-rsid="001150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font-weight="normal" officeooo:paragraph-rsid="00115058" style:font-weight-asian="normal" style:font-weight-complex="normal"/>
    </style:style>
    <style:style style:name="P4" style:family="paragraph" style:parent-style-name="Standard">
      <style:paragraph-properties fo:line-height="150%" fo:break-before="page"/>
      <style:text-properties fo:font-weight="bold" officeooo:rsid="007ad777" officeooo:paragraph-rsid="00115058" style:font-weight-asian="bold" style:font-weight-complex="bold"/>
    </style:style>
    <style:style style:name="P5" style:family="paragraph" style:parent-style-name="Standard">
      <style:paragraph-properties fo:line-height="150%" fo:break-before="page"/>
      <style:text-properties style:font-name="Liberation Serif" fo:font-size="12pt" fo:font-weight="bold" officeooo:rsid="0179dc41" officeooo:paragraph-rsid="00115058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107bdd3" officeooo:paragraph-rsid="00115058" style:font-weight-asian="bold" style:font-weight-complex="bold"/>
    </style:style>
    <style:style style:name="P7" style:family="paragraph" style:parent-style-name="Text_20_body">
      <style:paragraph-properties fo:break-before="page"/>
      <style:text-properties fo:font-weight="bold" officeooo:rsid="0081ead8" officeooo:paragraph-rsid="00115058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107bdd3" officeooo:paragraph-rsid="00115058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Ubuntu Mono" fo:font-size="10.3999996185303pt" fo:font-weight="normal" officeooo:rsid="0081ead8" officeooo:paragraph-rsid="00115058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font-weight="bold" officeooo:rsid="0081ead8" officeooo:paragraph-rsid="00115058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1cc759b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1cd5802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b6356" style:font-weight-asian="normal" style:font-weight-complex="normal"/>
    </style:style>
    <style:style style:name="T6" style:family="text">
      <style:text-properties fo:font-weight="normal" officeooo:rsid="0179f66f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197e39a" style:font-weight-asian="normal" style:font-weight-complex="normal"/>
    </style:style>
    <style:style style:name="T10" style:family="text">
      <style:text-properties style:text-position="0% 100%" fo:font-weight="normal" officeooo:rsid="01d3f184" style:font-weight-asian="normal" style:font-weight-complex="normal"/>
    </style:style>
    <style:style style:name="T11" style:family="text">
      <style:text-properties style:text-position="0% 100%" fo:font-weight="normal" officeooo:rsid="0199798d" style:font-weight-asian="normal" style:font-weight-complex="normal"/>
    </style:style>
    <style:style style:name="T12" style:family="text">
      <style:text-properties style:text-position="0% 100%" fo:font-weight="normal" officeooo:rsid="019b26d3" style:font-weight-asian="normal" style:font-weight-complex="normal"/>
    </style:style>
    <style:style style:name="T13" style:family="text">
      <style:text-properties style:text-position="0% 100%" fo:font-weight="normal" officeooo:rsid="01d55249" style:font-weight-asian="normal" style:font-weight-complex="normal"/>
    </style:style>
    <style:style style:name="T14" style:family="text">
      <style:text-properties style:text-position="0% 100%" fo:font-weight="normal" officeooo:rsid="01d6e2cb" style:font-weight-asian="normal" style:font-weight-complex="normal"/>
    </style:style>
    <style:style style:name="T15" style:family="text">
      <style:text-properties officeooo:rsid="02357fc6"/>
    </style:style>
    <style:style style:name="T16" style:family="text">
      <style:text-properties officeooo:rsid="01a3fcf7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9def3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cc759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cd580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79f66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88c7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6201" style:font-style-asian="normal" style:font-weight-asian="normal" style:font-style-complex="normal" style:font-weight-complex="normal"/>
    </style:style>
    <style:style style:name="T24" style:family="text">
      <style:text-properties fo:font-style="italic" fo:font-weight="normal" officeooo:rsid="0179f66f" style:font-style-asian="italic" style:font-weight-asian="normal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horizontal-pos="center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34777216" text:id="ct34777216">
          <text:insertion>
            <office:change-info>
              <dc:creator>Joe Warren</dc:creator>
              <dc:date>2016-11-21T16:47:00</dc:date>
            </office:change-info>
          </text:insertion>
        </text:changed-region>
        <text:changed-region xml:id="ct29725920" text:id="ct29725920">
          <text:insertion>
            <office:change-info>
              <dc:creator>Joe Warren</dc:creator>
              <dc:date>2016-11-21T16:47:00</dc:date>
            </office:change-info>
          </text:insertion>
        </text:changed-region>
        <text:changed-region xml:id="ct40696080" text:id="ct40696080">
          <text:deletion>
            <office:change-info>
              <dc:creator>Joe Warren</dc:creator>
              <dc:date>2016-11-21T16:47:00</dc:date>
            </office:change-info>
            <text:p text:style-name="P1"><text:span text:style-name="T1">d</text:span></text:p>
          </text:deletion>
        </text:changed-region>
        <text:changed-region xml:id="ct34275584" text:id="ct34275584">
          <text:insertion>
            <office:change-info>
              <dc:creator>Joe Warren</dc:creator>
              <dc:date>2016-11-21T16:47:00</dc:date>
            </office:change-info>
          </text:insertion>
        </text:changed-region>
        <text:changed-region xml:id="ct31254896" text:id="ct31254896">
          <text:insertion>
            <office:change-info>
              <dc:creator>Joe Warren</dc:creator>
              <dc:date>2016-11-21T16:48:00</dc:date>
            </office:change-info>
          </text:insertion>
        </text:changed-region>
        <text:changed-region xml:id="ct40726256" text:id="ct40726256">
          <text:deletion>
            <office:change-info>
              <dc:creator>Joe Warren</dc:creator>
              <dc:date>2016-11-21T16:50:00</dc:date>
            </office:change-info>
            <text:p text:style-name="P1"><text:span text:style-name="T1">, </text:span><text:span text:style-name="T2">along with </text:span><text:span text:style-name="T3">the ratio of zooplankton to fish biomass,</text:span><text:span text:style-name="T1"> by date.</text:span></text:p>
          </text:deletion>
        </text:changed-region>
        <text:changed-region xml:id="ct30909888" text:id="ct30909888">
          <text:insertion>
            <office:change-info>
              <dc:creator>Joe Warren</dc:creator>
              <dc:date>2016-11-21T16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1.<text:span text:style-name="T4"> </text:span><text:span text:style-name="T5">Acoustic properties</text:span><text:span text:style-name="T4"> of crustacean zooplankton. <text:s/>For each class of scatterers (Cladocerans, Copepods, and Nauplius larvae), the mean acoustic target strength (dB re m</text:span><text:span text:style-name="T7">2</text:span><text:span text:style-name="T8">) and individual weight (μg) are displayed, along with the percentage of the net catch made up of that class of scatterers.</text:span></text:p>
      <text:p text:style-name="P3"><draw:frame draw:style-name="fr1" draw:name="Object3" text:anchor-type="as-char" svg:y="-2.6291in" svg:width="6.3693in" svg:height="2.6465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/>
      <text:p text:style-name="P6">Table <text:span text:style-name="T15">2</text:span>.<text:span text:style-name="T8"> <text:s/>Average TS,</text:span><text:span text:style-name="T9"> estimated lengths, </text:span><text:span text:style-name="T10">and weights, with standard deviations in parentheses. The final column gives the</text:span><text:span text:style-name="T11"> number</text:span><text:span text:style-name="T9"> </text:span><text:span text:style-name="T8">of fish targets </text:span><text:span text:style-name="T10">detected</text:span><text:span text:style-name="T8"> in each survey. <text:s/></text:span><text:span text:style-name="T12">Target strengths were measured in-situ in each lake with a 120 kHz split-beam echosounder and converted to lengths </text:span><text:span text:style-name="T13">and weights</text:span><text:span text:style-name="T12"> using published empirical TS-length </text:span><text:span text:style-name="T13">and length-weight scaling relations </text:span><text:span text:style-name="T14">(see Methods for details)</text:span><text:span text:style-name="T13">.</text:span></text:p>
      <text:p text:style-name="P8"><draw:frame draw:style-name="fr2" draw:name="Object7" text:anchor-type="as-char" svg:width="5.4689in" svg:height="1.77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Table <text:span text:style-name="T16">3</text:span>.<text:span text:style-name="T1"> <text:s/></text:span><text:span text:style-name="T23">Acoustic </text:span><text:change-start text:change-id="ct34777216"/><text:span text:style-name="T23">e</text:span><text:change-end text:change-id="ct34777216"/><text:span text:style-name="T1">stimate</text:span><text:change-start text:change-id="ct29725920"/><text:span text:style-name="T23">s of</text:span><text:change-end text:change-id="ct29725920"/><text:change text:change-id="ct40696080"/><text:span text:style-name="T1"> total </text:span><text:span text:style-name="T22">wet</text:span><text:span text:style-name="T18">-weight </text:span><text:span text:style-name="T1">biomass of zooplankton </text:span><text:span text:style-name="T2">and fish</text:span><text:span text:style-name="T1"> in each lake</text:span><text:change-start text:change-id="ct34275584"/><text:span text:style-name="T1"> </text:span><text:span text:style-name="T23">show </text:span><text:change-end text:change-id="ct34275584"/><text:change-start text:change-id="ct31254896"/><text:span text:style-name="T23">seasonal changes in different trophic levels as well as interlake differences. </text:span><text:span text:style-name="T23"><office:annotation office:name="__Fieldmark__9491_793731306"><dc:creator>Joe Warren</dc:creator><dc:date>2016-11-21T16:50:54.756269596</dc:date><text:list text:style-name=""><text:list-item><text:p text:style-name="P11"><text:span text:style-name="T25">Maybe some text like this (not verbatim, but the general theme) to the discussion section.</text:span></text:p></text:list-item></text:list></office:annotation></text:span><text:span text:style-name="T23">These values (as well as the ratio of lower to higher trophic level biomasses) may provide useful data for investigations </text:span><text:change-end text:change-id="ct31254896"/><text:change text:change-id="ct40726256"/><text:change-start text:change-id="ct30909888"/><text:span text:style-name="T23">of various ecosystem-level processes in these habitats.</text:span><office:annotation-end office:name="__Fieldmark__9491_793731306"/><text:change-end text:change-id="ct30909888"/></text:p>
      <text:p text:style-name="P9"><draw:frame draw:style-name="fr1" draw:name="Object8" text:anchor-type="as-char" svg:y="-1.761in" svg:width="4.5366in" svg:height="2.2925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5">Table 4.<text:span text:style-name="T4"> </text:span><text:span text:style-name="T6">Summary of regression models for spatial trends in the density of zooplankton, by lake and survey. <text:s/>The average biomass density zooplankton was averaged through the water column, log-transformed, and modeled as a linear function of distance from the lake’s inlet and from the shore. <text:s/>The columns “Intercept”, “Inlet distance”, and “Shore distance” give the regression intercept and coefficients associated with each covariate. <text:s/>Their respective </text:span><text:span text:style-name="T24">p-</text:span><text:span text:style-name="T21">values are in the columns to their right.</text:span></text:p>
      <text:p text:style-name="P2"/>
      <text:p text:style-name="P2"><draw:frame draw:style-name="fr3" draw:name="Object6" text:anchor-type="paragraph" svg:x="-0.189in" svg:y="0.0035in" svg:width="6.9945in" svg:height="2.1146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2:00:20.945855335</meta:creation-date>
    <meta:generator>LibreOffice/4.1.6.2$Linux_X86_64 LibreOffice_project/410$Build-2</meta:generator>
    <dc:date>2016-11-21T16:51:21.850435686</dc:date>
    <meta:editing-duration>PT3H6M59S</meta:editing-duration>
    <meta:editing-cycles>7</meta:editing-cycles>
    <dc:creator>Joe Warren</dc:creator>
    <meta:document-statistic meta:table-count="0" meta:image-count="0" meta:object-count="4" meta:page-count="4" meta:paragraph-count="7" meta:word-count="234" meta:character-count="1548" meta:non-whitespace-character-count="13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19.64pt"/>
    </style:style>
    <style:style style:name="co5" style:family="table-column">
      <style:table-column-properties fo:break-before="auto" style:column-width="1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number-columns-repeated="1002" table:default-cell-style-name="Default"/>
        <table:table-row table:style-name="ro1">
          <table:table-cell table:style-name="ce1" table:number-columns-repeated="2"/>
          <table:table-cell table:style-name="ce3" table:number-columns-repeated="2"/>
          <table:table-cell table:style-name="ce3" office:value-type="string" calcext:value-type="string">
            <text:p>Cladocerans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Copepods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Nauplii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ake</text:p>
          </table:table-cell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-117.9" calcext:value-type="float">
            <text:p>-117.9</text:p>
          </table:table-cell>
          <table:table-cell office:value-type="float" office:value="2.9" calcext:value-type="float">
            <text:p>2.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21.1" calcext:value-type="float">
            <text:p>-121.1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48.4" calcext:value-type="float">
            <text:p>-148.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12.9" calcext:value-type="float">
            <text:p>-112.9</text:p>
          </table:table-cell>
          <table:table-cell office:value-type="float" office:value="7.6" calcext:value-type="float">
            <text:p>7.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113.6" calcext:value-type="float">
            <text:p>-113.6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Independence</text:p>
          </table:table-cell>
          <table:table-cell office:value-type="float" office:value="-113.9" calcext:value-type="float">
            <text:p>-113.9</text:p>
          </table:table-cell>
          <table:table-cell office:value-type="float" office:value="6.1" calcext:value-type="float">
            <text:p>6.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117.3" calcext:value-type="float">
            <text:p>-117.3</text:p>
          </table:table-cell>
          <table:table-cell office:value-type="float" office:value="5.2" calcext:value-type="float">
            <text:p>5.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ahoe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4.3" calcext:value-type="float">
            <text:p>-104.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30.5" calcext:value-type="float">
            <text:p>-130.5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2014-04</text:p>
          </table:table-cell>
          <table:table-cell office:value-type="string" calcext:value-type="string">
            <text:p>Cherry</text:p>
          </table:table-cell>
          <table:table-cell office:value-type="float" office:value="-113.4" calcext:value-type="float">
            <text:p>-113.4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111.4" calcext:value-type="float">
            <text:p>-111.4</text:p>
          </table:table-cell>
          <table:table-cell office:value-type="float" office:value="5.4" calcext:value-type="float">
            <text:p>5.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120.3" calcext:value-type="float">
            <text:p>-120.3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27.1" calcext:value-type="float">
            <text:p>-127.1</text:p>
          </table:table-cell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23.8" calcext:value-type="float">
            <text:p>-123.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2014-06</text:p>
          </table:table-cell>
          <table:table-cell office:value-type="string" calcext:value-type="string">
            <text:p>Cherry</text:p>
          </table:table-cell>
          <table:table-cell office:value-type="float" office:value="-119.3" calcext:value-type="float">
            <text:p>-119.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123.5" calcext:value-type="float">
            <text:p>-123.5</text:p>
          </table:table-cell>
          <table:table-cell office:value-type="float" office:value="3.1" calcext:value-type="float">
            <text:p>3.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133.6" calcext:value-type="float">
            <text:p>-133.6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17.2" calcext:value-type="float">
            <text:p>-117.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28.5" calcext:value-type="float">
            <text:p>-128.5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2014-09</text:p>
          </table:table-cell>
          <table:table-cell office:value-type="string" calcext:value-type="string">
            <text:p>Cherry</text:p>
          </table:table-cell>
          <table:table-cell office:value-type="float" office:value="-123.6" calcext:value-type="float">
            <text:p>-123.6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1.9" calcext:value-type="float">
            <text:p>1.9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0.8" calcext:value-type="float">
            <text:p>-110.8</text:p>
          </table:table-cell>
          <table:table-cell office:value-type="float" office:value="10.3" calcext:value-type="float">
            <text:p>10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118.7" calcext:value-type="float">
            <text:p>-118.7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table:number-columns-repeated="100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9:23:11.071090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35.89pt"/>
    </style:style>
    <style:style style:name="co4" style:family="table-column">
      <style:table-column-properties fo:break-before="auto" style:column-width="23.19pt"/>
    </style:style>
    <style:style style:name="co5" style:family="table-column">
      <style:table-column-properties fo:break-before="auto" style:column-width="18.71pt"/>
    </style:style>
    <style:style style:name="co6" style:family="table-column">
      <style:table-column-properties fo:break-before="auto" style:column-width="31.44pt"/>
    </style:style>
    <style:style style:name="co7" style:family="table-column">
      <style:table-column-properties fo:break-before="auto" style:column-width="21.71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23.95pt"/>
    </style:style>
    <style:style style:name="co10" style:family="table-column">
      <style:table-column-properties fo:break-before="auto" style:column-width="13.4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ts.display.table.f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5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ke</text:p>
          </table:table-cell>
          <table:table-cell table:style-name="ce1"/>
          <table:table-cell table:style-name="ce1" office:value-type="string" calcext:value-type="string">
            <text:p>TS (dB)</text:p>
          </table:table-cell>
          <table:table-cell table:style-name="ce1" table:number-columns-repeated="2"/>
          <table:table-cell table:style-name="ce1" office:value-type="string" calcext:value-type="string">
            <text:p>L (mm)</text:p>
          </table:table-cell>
          <table:table-cell table:style-name="ce1" table:number-columns-repeated="2"/>
          <table:table-cell table:style-name="ce1" office:value-type="string" calcext:value-type="string">
            <text:p>W (g)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(7.4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(1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(490)</text:p>
          </table:table-cell>
          <table:table-cell/>
          <table:table-cell office:value-type="float" office:value="7467" calcext:value-type="float">
            <text:p>74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(7.0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1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(190)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hoe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(7.8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(16)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(550)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8.2)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(10)</text:p>
          </table:table-cell>
          <table:table-cell table:style-name="ce4"/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(210)</text:p>
          </table:table-cell>
          <table:table-cell table:style-name="ce4"/>
          <table:table-cell table:style-name="ce2" office:value-type="float" office:value="522" calcext:value-type="float">
            <text:p>5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(7.6)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(340)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6.7)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(8.5)</text:p>
          </table:table-cell>
          <table:table-cell table:style-name="ce4"/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(120)</text:p>
          </table:table-cell>
          <table:table-cell table:style-name="ce4"/>
          <table:table-cell table:style-name="ce2" office:value-type="float" office:value="4226" calcext:value-type="float">
            <text:p>42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(8.6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(310)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7.2)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(10)</text:p>
          </table:table-cell>
          <table:table-cell table:style-name="ce4"/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(230)</text:p>
          </table:table-cell>
          <table:table-cell table:style-name="ce4"/>
          <table:table-cell table:style-name="ce2" office:value-type="float" office:value="2442" calcext:value-type="float">
            <text:p>24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(7.6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(440)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2:05:10.333012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44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lake_biomass_displa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Zooplankton (kg)</text:p>
          </table:table-cell>
          <table:table-cell table:style-name="ce1" office:value-type="string" calcext:value-type="string">
            <text:p>Fish (kg)</text:p>
          </table:table-cell>
          <table:table-cell table:style-name="ce1" office:value-type="string" calcext:value-type="string">
            <text:p>Ratio</text:p>
          </table:table-cell>
          <table:table-cell table:style-name="ce5" table:number-columns-repeated="1019"/>
        </table:table-row>
        <table:table-row table:style-name="ro1">
          <table:table-cell table:style-name="Default"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960" calcext:value-type="float">
            <text:p>960</text:p>
          </table:table-cell>
          <table:table-cell office:value-type="float" office:value="2.2" calcext:value-type="float">
            <text:p>2.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Tahoe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8100" calcext:value-type="float">
            <text:p>8100</text:p>
          </table:table-cell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3:45:28.27313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73.11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patial_model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let di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hore di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text:span text:style-name="T1">2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2013-10</text:p>
          </table:table-cell>
          <table:table-cell office:value-type="float" office:value="-3.6" calcext:value-type="float">
            <text:p>-3.6</text:p>
          </table:table-cell>
          <table:table-cell office:value-type="float" office:value="0.00000000364" calcext:value-type="float">
            <text:p>3.64E-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0000462" calcext:value-type="float">
            <text:p>0.0000462</text:p>
          </table:table-cell>
          <table:table-cell office:value-type="float" office:value="1.18" calcext:value-type="float">
            <text:p>1.18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54" calcext:value-type="float">
            <text:p>0.754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89" calcext:value-type="float">
            <text:p>-0.8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6</text:p>
          </table:table-cell>
          <table:table-cell office:value-type="float" office:value="0.764" calcext:value-type="float">
            <text:p>0.764</text:p>
          </table:table-cell>
          <table:table-cell office:value-type="float" office:value="5.44E-027" calcext:value-type="float">
            <text:p>5.44E-27</text:p>
          </table:table-cell>
          <table:table-cell office:value-type="float" office:value="-0.175" calcext:value-type="float">
            <text:p>-0.175</text:p>
          </table:table-cell>
          <table:table-cell office:value-type="float" office:value="2.16E-044" calcext:value-type="float">
            <text:p>2.16E-44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000000000000381" calcext:value-type="float">
            <text:p>3.81E-13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9</text:p>
          </table:table-cell>
          <table:table-cell office:value-type="float" office:value="-0.84" calcext:value-type="float">
            <text:p>-0.84</text:p>
          </table:table-cell>
          <table:table-cell office:value-type="float" office:value="0.000000000296" calcext:value-type="float">
            <text:p>2.96E-10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00000318" calcext:value-type="float">
            <text:p>0.00000318</text:p>
          </table:table-cell>
          <table:table-cell office:value-type="float" office:value="-1.46" calcext:value-type="float">
            <text:p>-1.46</text:p>
          </table:table-cell>
          <table:table-cell office:value-type="float" office:value="0.00000000000817" calcext:value-type="float">
            <text:p>8.17E-12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anor</text:p>
          </table:table-cell>
          <table:table-cell office:value-type="string" calcext:value-type="string">
            <text:p>2013-10</text:p>
          </table:table-cell>
          <table:table-cell office:value-type="float" office:value="-1.16" calcext:value-type="float">
            <text:p>-1.16</text:p>
          </table:table-cell>
          <table:table-cell office:value-type="float" office:value="0.000000000052" calcext:value-type="float">
            <text:p>5.2E-1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613" calcext:value-type="float">
            <text:p>0.613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4</text:p>
          </table:table-cell>
          <table:table-cell office:value-type="float" office:value="-0.924" calcext:value-type="float">
            <text:p>-0.924</text:p>
          </table:table-cell>
          <table:table-cell office:value-type="float" office:value="0.00000000205" calcext:value-type="float">
            <text:p>2.05E-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0000000000197" calcext:value-type="float">
            <text:p>1.97E-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6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000000000133" calcext:value-type="float">
            <text:p>1.33E-1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8" calcext:value-type="float">
            <text:p>0.68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9</text:p>
          </table:table-cell>
          <table:table-cell office:value-type="float" office:value="-1.43" calcext:value-type="float">
            <text:p>-1.43</text:p>
          </table:table-cell>
          <table:table-cell office:value-type="float" office:value="1.21E-042" calcext:value-type="float">
            <text:p>1.21E-4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43" calcext:value-type="float">
            <text:p>0.143</text:p>
          </table:table-cell>
          <table:table-cell office:value-type="float" office:value="-1.78" calcext:value-type="float">
            <text:p>-1.78</text:p>
          </table:table-cell>
          <table:table-cell office:value-type="float" office:value="3.75E-028" calcext:value-type="float">
            <text:p>3.75E-28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2013-10</text:p>
          </table:table-cell>
          <table:table-cell office:value-type="float" office:value="-2.11" calcext:value-type="float">
            <text:p>-2.11</text:p>
          </table:table-cell>
          <table:table-cell office:value-type="float" office:value="5.38E-282" calcext:value-type="float">
            <text:p>5.38E-282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855" calcext:value-type="float">
            <text:p>0.0855</text:p>
          </table:table-cell>
          <table:table-cell office:value-type="float" office:value="1.55" calcext:value-type="float">
            <text:p>1.55</text:p>
          </table:table-cell>
          <table:table-cell office:value-type="float" office:value="5.32E-046" calcext:value-type="float">
            <text:p>5.32E-4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41:42.90518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